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A0B00000A0C1B429468.png" manifest:media-type="image/png"/>
  <manifest:file-entry manifest:full-path="Pictures/100000000000004100000040C4B2195E.png" manifest:media-type="image/png"/>
  <manifest:file-entry manifest:full-path="Pictures/100000000000005400000051DF2049F6.png" manifest:media-type="image/png"/>
  <manifest:file-entry manifest:full-path="Pictures/1000000000000FF000000C00CAE95556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9.316cm, 9.836cm, 32.128cm, 29.291cm)" draw:image-opacity="100%" style:mirror="none" loext:decorative="false"/>
    </style:style>
    <style:style style:name="gr2" style:family="graphic" style:parent-style-name="objectwithoutfill">
      <style:graphic-properties svg:stroke-color="#000000" draw:fill="none" draw:textarea-vertical-align="middle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svg:stroke-color="#000000" draw:fill="none" loext:fill-use-slide-background="false" draw:opacity="50%" draw:textarea-horizontal-align="justify" draw:textarea-vertical-align="middle" draw:auto-grow-height="false" fo:min-height="2.29cm" fo:min-width="0.135cm" draw:shadow-offset-x="0.203cm" draw:shadow-offset-y="0.203cm" draw:shadow-opacity="50%" loext:decorative="false"/>
    </style:style>
    <style:style style:name="gr5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6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29cm" fo:min-width="0.135cm" loext:decorative="false"/>
    </style:style>
    <style:style style:name="gr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3.255cm" fo:min-width="20.455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864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35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>
      <style:graphic-properties style:protect="size" loext:decorative="false"/>
    </style:style>
    <style:style style:name="gr14" style:family="graphic" style:parent-style-name="objectwithoutfill">
      <style:graphic-properties draw:fill="none" draw:textarea-vertical-align="middle" loext:decorative="false"/>
    </style:style>
    <style:style style:name="gr15" style:family="graphic" style:parent-style-name="standard">
      <style:graphic-properties draw:fill="none" loext:fill-use-slide-background="false" draw:textarea-horizontal-align="justify" draw:textarea-vertical-align="middle" draw:auto-grow-height="false" fo:min-height="9.275cm" fo:min-width="0.12cm" loext:decorative="false"/>
    </style:style>
    <style:style style:name="gr16" style:family="graphic" style:parent-style-name="standard">
      <style:graphic-properties draw:textarea-horizontal-align="justify" draw:textarea-vertical-align="middle" draw:auto-grow-height="false" fo:min-height="0.386cm" fo:min-width="0cm" loext:decorative="false"/>
    </style:style>
    <style:style style:name="gr17" style:family="graphic" style:parent-style-name="standard">
      <style:graphic-properties draw:fill="gradient" draw:fill-gradient-name="Gradient_20_2" draw:gradient-step-count="0" draw:textarea-horizontal-align="justify" draw:textarea-vertical-align="middle" draw:auto-grow-height="false" fo:min-height="2.925cm" fo:min-width="5.215cm" loext:decorative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9" style:family="graphic" style:parent-style-name="objectwithoutfill">
      <style:graphic-properties svg:stroke-color="#000000" draw:fill="none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2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3.255cm" fo:min-width="7.872cm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3.255cm" fo:min-width="9.66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423cm" loext:decorative="false"/>
      <style:paragraph-properties style:writing-mode="lr-tb"/>
    </style:style>
    <style:style style:name="gr24" style:family="graphic" style:parent-style-name="standard">
      <style:graphic-properties draw:textarea-vertical-align="middle" loext:decorative="false"/>
    </style:style>
    <style:style style:name="gr2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491cm" fo:min-width="2.053cm" loext:decorative="false"/>
    </style:style>
    <style:style style:name="gr26" style:family="graphic" style:parent-style-name="standard">
      <style:graphic-properties draw:fill="none" loext:fill-use-slide-background="false" draw:textarea-horizontal-align="justify" draw:textarea-vertical-align="middle" draw:auto-grow-height="false" fo:min-height="1.491cm" fo:min-width="2.053cm" loext:decorative="false"/>
    </style:style>
    <style:style style:name="gr2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02cm" fo:min-width="0.135cm" loext:decorative="false"/>
    </style:style>
    <style:style style:name="gr28" style:family="graphic" style:parent-style-name="standard">
      <style:graphic-properties draw:stroke="none" svg:stroke-width="0.305cm" draw:marker-start-width="0.66cm" draw:marker-end-width="0.66cm" draw:fill="gradient" draw:fill-gradient-name="Gradient_20_2" draw:gradient-step-count="0" draw:textarea-horizontal-align="justify" draw:textarea-vertical-align="middle" draw:auto-grow-height="false" fo:min-height="2.925cm" fo:min-width="5.215cm" fo:padding-top="0.277cm" fo:padding-bottom="0.277cm" fo:padding-left="0.402cm" fo:padding-right="0.402cm" loext:decorative="false"/>
    </style:style>
    <style:style style:name="gr29" style:family="graphic" style:parent-style-name="objectwithoutfill">
      <style:graphic-properties svg:stroke-width="0.305cm" draw:marker-start-width="0.66cm" draw:marker-end-width="0.66cm" draw:fill="none" draw:textarea-vertical-align="middle" fo:padding-top="0.277cm" fo:padding-bottom="0.277cm" fo:padding-left="0.402cm" fo:padding-right="0.402cm" loext:decorative="false"/>
    </style:style>
    <style:style style:name="gr30" style:family="graphic" style:parent-style-name="standard">
      <style:graphic-properties draw:textarea-horizontal-align="justify" draw:textarea-vertical-align="middle" draw:auto-grow-height="false" fo:min-height="1.02cm" fo:min-width="1.705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opacity="50%"/>
      <style:paragraph-properties fo:text-align="center"/>
    </style:style>
    <style:style style:name="P3" style:family="paragraph">
      <loext:graphic-properties draw:fill="none"/>
      <style:paragraph-properties fo:text-align="start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 draw:fill-color="#ffffff"/>
      <style:paragraph-properties fo:text-align="star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gradient" draw:fill-gradient-name="Gradient_20_2" draw:gradient-step-count="0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8pt" style:font-name-asian="Liberation Serif" style:font-name-complex="Liberation Seri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334cm" svg:height="1.904cm" svg:x="7.62cm" svg:y="-2.54cm">
          <draw:image xlink:href="Pictures/1000000000000FF000000C00CAE95556.jpg" xlink:type="simple" xlink:show="embed" xlink:actuate="onLoad" draw:mime-type="image/jpeg">
            <text:p/>
          </draw:image>
        </draw:frame>
        <draw:line draw:style-name="gr2" draw:text-style-name="P1" draw:layer="layout" svg:x1="1.91cm" svg:y1="0.929cm" svg:x2="21.595cm" svg:y2="0.815cm">
          <text:p/>
        </draw:line>
        <draw:g draw:style-name="gr3">
          <draw:custom-shape draw:style-name="gr4" draw:text-style-name="P2" draw:layer="layout" svg:width="0.635cm" svg:height="2.54cm" svg:x="3.18cm" svg:y="1.79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2.345cm" svg:y1="4.03cm" svg:x2="4.885cm" svg:y2="2.125cm">
            <text:p/>
          </draw:line>
          <draw:line draw:style-name="gr6" draw:text-style-name="P1" draw:layer="layout" svg:x1="1.91cm" svg:y1="1.79cm" svg:x2="2.545cm" svg:y2="2.425cm">
            <text:p/>
          </draw:line>
          <draw:line draw:style-name="gr6" draw:text-style-name="P1" draw:layer="layout" svg:x1="1.91cm" svg:y1="2.425cm" svg:x2="2.545cm" svg:y2="3.06cm">
            <text:p/>
          </draw:line>
        </draw:g>
        <draw:g draw:style-name="gr3">
          <draw:custom-shape draw:style-name="gr4" draw:text-style-name="P2" draw:layer="layout" svg:width="0.635cm" svg:height="2.54cm" svg:x="7.825cm" svg:y="1.92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6.99cm" svg:y1="4.16cm" svg:x2="9.53cm" svg:y2="2.255cm">
            <text:p/>
          </draw:line>
          <draw:line draw:style-name="gr6" draw:text-style-name="P1" draw:layer="layout" svg:x1="6.555cm" svg:y1="1.92cm" svg:x2="7.19cm" svg:y2="2.555cm">
            <text:p/>
          </draw:line>
          <draw:line draw:style-name="gr6" draw:text-style-name="P1" draw:layer="layout" svg:x1="6.555cm" svg:y1="2.555cm" svg:x2="7.19cm" svg:y2="3.19cm">
            <text:p/>
          </draw:line>
        </draw:g>
        <draw:g draw:style-name="gr3">
          <draw:custom-shape draw:style-name="gr4" draw:text-style-name="P2" draw:layer="layout" svg:width="0.635cm" svg:height="2.54cm" svg:x="12.07cm" svg:y="1.92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1.235cm" svg:y1="4.16cm" svg:x2="13.775cm" svg:y2="2.255cm">
            <text:p/>
          </draw:line>
          <draw:line draw:style-name="gr6" draw:text-style-name="P1" draw:layer="layout" svg:x1="10.8cm" svg:y1="1.92cm" svg:x2="11.435cm" svg:y2="2.555cm">
            <text:p/>
          </draw:line>
          <draw:line draw:style-name="gr6" draw:text-style-name="P1" draw:layer="layout" svg:x1="10.8cm" svg:y1="2.555cm" svg:x2="11.435cm" svg:y2="3.19cm">
            <text:p/>
          </draw:line>
        </draw:g>
        <draw:g draw:style-name="gr3">
          <draw:custom-shape draw:style-name="gr4" draw:text-style-name="P2" draw:layer="layout" svg:width="0.635cm" svg:height="2.54cm" svg:x="16.715cm" svg:y="1.92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5.88cm" svg:y1="4.16cm" svg:x2="18.42cm" svg:y2="2.255cm">
            <text:p/>
          </draw:line>
          <draw:line draw:style-name="gr6" draw:text-style-name="P1" draw:layer="layout" svg:x1="15.445cm" svg:y1="1.92cm" svg:x2="16.08cm" svg:y2="2.555cm">
            <text:p/>
          </draw:line>
          <draw:line draw:style-name="gr6" draw:text-style-name="P1" draw:layer="layout" svg:x1="15.445cm" svg:y1="2.555cm" svg:x2="16.08cm" svg:y2="3.19cm">
            <text:p/>
          </draw:line>
        </draw:g>
        <draw:g draw:style-name="gr3">
          <draw:custom-shape draw:style-name="gr4" draw:text-style-name="P2" draw:layer="layout" svg:width="0.635cm" svg:height="2.54cm" svg:x="21.16cm" svg:y="1.92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20.325cm" svg:y1="4.16cm" svg:x2="22.865cm" svg:y2="2.255cm">
            <text:p/>
          </draw:line>
          <draw:line draw:style-name="gr6" draw:text-style-name="P1" draw:layer="layout" svg:x1="19.89cm" svg:y1="1.92cm" svg:x2="20.525cm" svg:y2="2.555cm">
            <text:p/>
          </draw:line>
          <draw:line draw:style-name="gr6" draw:text-style-name="P1" draw:layer="layout" svg:x1="19.89cm" svg:y1="2.555cm" svg:x2="20.525cm" svg:y2="3.19cm">
            <text:p/>
          </draw:line>
        </draw:g>
        <draw:line draw:style-name="gr2" draw:text-style-name="P1" draw:layer="layout" svg:x1="3.48cm" svg:y1="1.79cm" svg:x2="3.48cm" svg:y2="0.929cm">
          <text:p/>
        </draw:line>
        <draw:line draw:style-name="gr2" draw:text-style-name="P3" draw:layer="layout" svg:x1="8.26cm" svg:y1="1.92cm" svg:x2="8.26cm" svg:y2="0.929cm">
          <text:p/>
        </draw:line>
        <draw:line draw:style-name="gr2" draw:text-style-name="P3" draw:layer="layout" svg:x1="12.37cm" svg:y1="1.92cm" svg:x2="12.37cm" svg:y2="0.929cm">
          <text:p/>
        </draw:line>
        <draw:line draw:style-name="gr2" draw:text-style-name="P3" draw:layer="layout" svg:x1="17.05cm" svg:y1="1.92cm" svg:x2="17.05cm" svg:y2="0.815cm">
          <text:p/>
        </draw:line>
        <draw:line draw:style-name="gr2" draw:text-style-name="P3" draw:layer="layout" svg:x1="21.595cm" svg:y1="1.92cm" svg:x2="21.595cm" svg:y2="0.929cm">
          <text:p/>
        </draw:line>
        <draw:line draw:style-name="gr2" draw:text-style-name="P3" draw:layer="layout" svg:x1="3.48cm" svg:y1="4.33cm" svg:x2="3.48cm" svg:y2="6.365cm">
          <text:p/>
        </draw:line>
        <draw:line draw:style-name="gr2" draw:text-style-name="P3" draw:layer="layout" svg:x1="8.26cm" svg:y1="4.46cm" svg:x2="8.26cm" svg:y2="6.365cm">
          <text:p/>
        </draw:line>
        <draw:line draw:style-name="gr2" draw:text-style-name="P3" draw:layer="layout" svg:x1="12.405cm" svg:y1="4.46cm" svg:x2="12.405cm" svg:y2="6.365cm">
          <text:p/>
        </draw:line>
        <draw:line draw:style-name="gr2" draw:text-style-name="P3" draw:layer="layout" svg:x1="17.05cm" svg:y1="4.46cm" svg:x2="17.05cm" svg:y2="6.365cm">
          <text:p/>
        </draw:line>
        <draw:line draw:style-name="gr2" draw:text-style-name="P3" draw:layer="layout" svg:x1="21.495cm" svg:y1="4.46cm" svg:x2="21.495cm" svg:y2="6.365cm">
          <text:p/>
        </draw:line>
        <draw:custom-shape draw:style-name="gr7" draw:text-style-name="P1" draw:layer="layout" svg:width="0.635cm" svg:height="2.54cm" svg:x="3.18cm" svg:y="6.3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0.955cm" svg:height="3.505cm" svg:x="3.78cm" svg:y="11.1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48cm" svg:y1="5.385cm" svg:x2="5.72cm" svg:y2="5.385cm">
          <text:p/>
        </draw:line>
        <draw:line draw:style-name="gr2" draw:text-style-name="P3" draw:layer="layout" svg:x1="5.72cm" svg:y1="5.385cm" svg:x2="5.72cm" svg:y2="11.1cm">
          <text:p/>
        </draw:line>
        <draw:line draw:style-name="gr2" draw:text-style-name="P3" draw:layer="layout" svg:x1="3.48cm" svg:y1="8.905cm" svg:x2="3.48cm" svg:y2="9.83cm">
          <text:p/>
        </draw:line>
        <draw:line draw:style-name="gr2" draw:text-style-name="P3" draw:layer="layout" svg:x1="2.845cm" svg:y1="9.83cm" svg:x2="4.115cm" svg:y2="9.83cm">
          <text:p/>
        </draw:line>
        <draw:line draw:style-name="gr2" draw:text-style-name="P3" draw:layer="layout" svg:x1="3.175cm" svg:y1="10.045cm" svg:x2="3.81cm" svg:y2="10.045cm">
          <text:p/>
        </draw:line>
        <draw:line draw:style-name="gr2" draw:text-style-name="P3" draw:layer="layout" svg:x1="3.3cm" svg:y1="10.245cm" svg:x2="3.716cm" svg:y2="10.245cm">
          <text:p/>
        </draw:line>
        <draw:custom-shape draw:style-name="gr7" draw:text-style-name="P1" draw:layer="layout" svg:width="0.635cm" svg:height="2.54cm" svg:x="7.96cm" svg:y="6.36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26cm" svg:y1="5.385cm" svg:x2="10.5cm" svg:y2="5.385cm">
          <text:p/>
        </draw:line>
        <draw:line draw:style-name="gr2" draw:text-style-name="P3" draw:layer="layout" svg:x1="10.5cm" svg:y1="5.385cm" svg:x2="10.5cm" svg:y2="11.1cm">
          <text:p/>
        </draw:line>
        <draw:line draw:style-name="gr2" draw:text-style-name="P3" draw:layer="layout" svg:x1="8.26cm" svg:y1="8.905cm" svg:x2="8.26cm" svg:y2="9.83cm">
          <text:p/>
        </draw:line>
        <draw:line draw:style-name="gr2" draw:text-style-name="P3" draw:layer="layout" svg:x1="7.625cm" svg:y1="9.83cm" svg:x2="8.895cm" svg:y2="9.83cm">
          <text:p/>
        </draw:line>
        <draw:line draw:style-name="gr2" draw:text-style-name="P3" draw:layer="layout" svg:x1="7.955cm" svg:y1="10.045cm" svg:x2="8.59cm" svg:y2="10.045cm">
          <text:p/>
        </draw:line>
        <draw:line draw:style-name="gr2" draw:text-style-name="P3" draw:layer="layout" svg:x1="8.08cm" svg:y1="10.245cm" svg:x2="8.496cm" svg:y2="10.245cm">
          <text:p/>
        </draw:line>
        <draw:custom-shape draw:style-name="gr7" draw:text-style-name="P1" draw:layer="layout" svg:width="0.635cm" svg:height="2.54cm" svg:x="12.07cm" svg:y="6.36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37cm" svg:y1="5.385cm" svg:x2="14.61cm" svg:y2="5.385cm">
          <text:p/>
        </draw:line>
        <draw:line draw:style-name="gr2" draw:text-style-name="P3" draw:layer="layout" svg:x1="14.61cm" svg:y1="5.385cm" svg:x2="14.61cm" svg:y2="11.1cm">
          <text:p/>
        </draw:line>
        <draw:line draw:style-name="gr2" draw:text-style-name="P3" draw:layer="layout" svg:x1="12.37cm" svg:y1="8.905cm" svg:x2="12.37cm" svg:y2="9.83cm">
          <text:p/>
        </draw:line>
        <draw:line draw:style-name="gr2" draw:text-style-name="P3" draw:layer="layout" svg:x1="11.735cm" svg:y1="9.83cm" svg:x2="13.005cm" svg:y2="9.83cm">
          <text:p/>
        </draw:line>
        <draw:line draw:style-name="gr2" draw:text-style-name="P3" draw:layer="layout" svg:x1="12.065cm" svg:y1="10.045cm" svg:x2="12.7cm" svg:y2="10.045cm">
          <text:p/>
        </draw:line>
        <draw:line draw:style-name="gr2" draw:text-style-name="P3" draw:layer="layout" svg:x1="12.19cm" svg:y1="10.245cm" svg:x2="12.606cm" svg:y2="10.245cm">
          <text:p/>
        </draw:line>
        <draw:custom-shape draw:style-name="gr7" draw:text-style-name="P1" draw:layer="layout" svg:width="0.635cm" svg:height="2.54cm" svg:x="16.85cm" svg:y="6.36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7.05cm" svg:y1="5.385cm" svg:x2="19.29cm" svg:y2="5.385cm">
          <text:p/>
        </draw:line>
        <draw:line draw:style-name="gr2" draw:text-style-name="P3" draw:layer="layout" svg:x1="19.29cm" svg:y1="5.385cm" svg:x2="19.29cm" svg:y2="11.1cm">
          <text:p/>
        </draw:line>
        <draw:line draw:style-name="gr2" draw:text-style-name="P3" draw:layer="layout" svg:x1="17.15cm" svg:y1="8.905cm" svg:x2="17.15cm" svg:y2="9.83cm">
          <text:p/>
        </draw:line>
        <draw:line draw:style-name="gr2" draw:text-style-name="P3" draw:layer="layout" svg:x1="16.515cm" svg:y1="9.83cm" svg:x2="17.785cm" svg:y2="9.83cm">
          <text:p/>
        </draw:line>
        <draw:line draw:style-name="gr2" draw:text-style-name="P3" draw:layer="layout" svg:x1="16.845cm" svg:y1="10.045cm" svg:x2="17.48cm" svg:y2="10.045cm">
          <text:p/>
        </draw:line>
        <draw:line draw:style-name="gr2" draw:text-style-name="P3" draw:layer="layout" svg:x1="16.97cm" svg:y1="10.245cm" svg:x2="17.386cm" svg:y2="10.245cm">
          <text:p/>
        </draw:line>
        <draw:custom-shape draw:style-name="gr7" draw:text-style-name="P1" draw:layer="layout" svg:width="0.635cm" svg:height="2.54cm" svg:x="21.195cm" svg:y="6.36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1.495cm" svg:y1="5.385cm" svg:x2="23.735cm" svg:y2="5.385cm">
          <text:p/>
        </draw:line>
        <draw:line draw:style-name="gr2" draw:text-style-name="P3" draw:layer="layout" svg:x1="23.735cm" svg:y1="5.385cm" svg:x2="23.735cm" svg:y2="11.1cm">
          <text:p/>
        </draw:line>
        <draw:line draw:style-name="gr2" draw:text-style-name="P3" draw:layer="layout" svg:x1="21.495cm" svg:y1="8.905cm" svg:x2="21.495cm" svg:y2="9.83cm">
          <text:p/>
        </draw:line>
        <draw:line draw:style-name="gr2" draw:text-style-name="P3" draw:layer="layout" svg:x1="20.86cm" svg:y1="9.83cm" svg:x2="22.13cm" svg:y2="9.83cm">
          <text:p/>
        </draw:line>
        <draw:line draw:style-name="gr2" draw:text-style-name="P3" draw:layer="layout" svg:x1="21.19cm" svg:y1="10.045cm" svg:x2="21.825cm" svg:y2="10.045cm">
          <text:p/>
        </draw:line>
        <draw:line draw:style-name="gr2" draw:text-style-name="P3" draw:layer="layout" svg:x1="21.315cm" svg:y1="10.245cm" svg:x2="21.731cm" svg:y2="10.245cm">
          <text:p/>
        </draw:line>
        <draw:frame draw:style-name="gr9" draw:text-style-name="P5" draw:layer="layout" svg:width="1.905cm" svg:height="1.114cm" svg:x="0.005cm" svg:y="0.461cm">
          <draw:text-box>
            <text:p>Vdd</text:p>
          </draw:text-box>
        </draw:frame>
        <draw:frame draw:style-name="gr10" draw:text-style-name="P5" draw:layer="layout" svg:width="1.905cm" svg:height="1.27cm" svg:x="5.085cm" svg:y="11.735cm">
          <draw:text-box>
            <text:p>A1</text:p>
          </draw:text-box>
        </draw:frame>
        <draw:frame draw:style-name="gr10" draw:text-style-name="P5" draw:layer="layout" svg:width="1.905cm" svg:height="1.27cm" svg:x="9.53cm" svg:y="11.735cm">
          <draw:text-box>
            <text:p>A2</text:p>
          </draw:text-box>
        </draw:frame>
        <draw:frame draw:style-name="gr10" draw:text-style-name="P5" draw:layer="layout" svg:width="1.905cm" svg:height="1.27cm" svg:x="13.975cm" svg:y="11.735cm">
          <draw:text-box>
            <text:p>A3</text:p>
          </draw:text-box>
        </draw:frame>
        <draw:frame draw:style-name="gr10" draw:text-style-name="P5" draw:layer="layout" svg:width="1.905cm" svg:height="1.27cm" svg:x="18.42cm" svg:y="11.735cm">
          <draw:text-box>
            <text:p>A4</text:p>
          </draw:text-box>
        </draw:frame>
        <draw:frame draw:style-name="gr10" draw:text-style-name="P5" draw:layer="layout" svg:width="1.905cm" svg:height="1.27cm" svg:x="22.865cm" svg:y="11.735cm">
          <draw:text-box>
            <text:p>A5</text:p>
          </draw:text-box>
        </draw:frame>
        <draw:frame draw:style-name="gr11" draw:text-style-name="P5" draw:layer="layout" svg:width="6.337cm" svg:height="1.6cm" svg:x="11.378cm" svg:y="13.018cm">
          <draw:text-box>
            <text:p>Arduino MKR1500</text:p>
          </draw:text-box>
        </draw:frame>
        <draw:frame draw:style-name="gr12" draw:text-style-name="P1" draw:layer="layout" svg:width="1.089cm" svg:height="1.05cm" svg:x="0.518cm" svg:y="2.125cm">
          <draw:image xlink:href="Pictures/100000000000005400000051DF2049F6.png" xlink:type="simple" xlink:show="embed" xlink:actuate="onLoad" draw:mime-type="image/png">
            <text:p/>
          </draw:image>
        </draw:frame>
        <draw:frame draw:style-name="gr12" draw:text-style-name="P1" draw:layer="layout" svg:width="1.089cm" svg:height="1.05cm" svg:x="5.261cm" svg:y="2.125cm">
          <draw:image xlink:href="Pictures/100000000000005400000051DF2049F6.png" xlink:type="simple" xlink:show="embed" xlink:actuate="onLoad" draw:mime-type="image/png">
            <text:p/>
          </draw:image>
        </draw:frame>
        <draw:frame draw:style-name="gr12" draw:text-style-name="P1" draw:layer="layout" svg:width="1.089cm" svg:height="1.05cm" svg:x="9.525cm" svg:y="2.125cm">
          <draw:image xlink:href="Pictures/100000000000005400000051DF2049F6.png" xlink:type="simple" xlink:show="embed" xlink:actuate="onLoad" draw:mime-type="image/png">
            <text:p/>
          </draw:image>
        </draw:frame>
        <draw:frame draw:style-name="gr12" draw:text-style-name="P1" draw:layer="layout" svg:width="1.089cm" svg:height="1.05cm" svg:x="13.97cm" svg:y="1.905cm">
          <draw:image xlink:href="Pictures/100000000000005400000051DF2049F6.png" xlink:type="simple" xlink:show="embed" xlink:actuate="onLoad" draw:mime-type="image/png">
            <text:p/>
          </draw:image>
        </draw:frame>
        <draw:frame draw:style-name="gr12" draw:text-style-name="P1" draw:layer="layout" svg:width="1.089cm" svg:height="1.05cm" svg:x="18.801cm" svg:y="1.92cm">
          <draw:image xlink:href="Pictures/100000000000005400000051DF2049F6.png" xlink:type="simple" xlink:show="embed" xlink:actuate="onLoad" draw:mime-type="image/png">
            <text:p/>
          </draw:image>
        </draw:frame>
        <draw:frame draw:style-name="gr12" draw:text-style-name="P1" draw:layer="layout" svg:width="1.074cm" svg:height="1.057cm" svg:x="1.27cm" svg:y="6.985cm">
          <draw:image xlink:href="Pictures/100000000000004100000040C4B2195E.png" xlink:type="simple" xlink:show="embed" xlink:actuate="onLoad" draw:mime-type="image/png">
            <text:p/>
          </draw:image>
        </draw:frame>
        <draw:frame draw:style-name="gr12" draw:text-style-name="P1" draw:layer="layout" svg:width="1.074cm" svg:height="1.057cm" svg:x="6.67cm" svg:y="6.986cm">
          <draw:image xlink:href="Pictures/100000000000004100000040C4B2195E.png" xlink:type="simple" xlink:show="embed" xlink:actuate="onLoad" draw:mime-type="image/png">
            <text:p/>
          </draw:image>
        </draw:frame>
        <draw:frame draw:style-name="gr12" draw:text-style-name="P1" draw:layer="layout" svg:width="1.074cm" svg:height="1.057cm" svg:x="10.77cm" svg:y="6.987cm">
          <draw:image xlink:href="Pictures/100000000000004100000040C4B2195E.png" xlink:type="simple" xlink:show="embed" xlink:actuate="onLoad" draw:mime-type="image/png">
            <text:p/>
          </draw:image>
        </draw:frame>
        <draw:frame draw:style-name="gr12" draw:text-style-name="P1" draw:layer="layout" svg:width="1.074cm" svg:height="1.057cm" svg:x="15.67cm" svg:y="6.988cm">
          <draw:image xlink:href="Pictures/100000000000004100000040C4B2195E.png" xlink:type="simple" xlink:show="embed" xlink:actuate="onLoad" draw:mime-type="image/png">
            <text:p/>
          </draw:image>
        </draw:frame>
        <draw:frame draw:style-name="gr12" draw:text-style-name="P1" draw:layer="layout" svg:width="1.074cm" svg:height="1.057cm" svg:x="19.87cm" svg:y="6.989cm">
          <draw:image xlink:href="Pictures/100000000000004100000040C4B2195E.png" xlink:type="simple" xlink:show="embed" xlink:actuate="onLoad" draw:mime-type="image/png">
            <text:p/>
          </draw:image>
        </draw:frame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14" draw:text-style-name="P1" draw:layer="layout" svg:x1="3.795cm" svg:y1="2.541cm" svg:x2="3.795cm" svg:y2="13.336cm">
          <text:p/>
        </draw:line>
        <draw:line draw:style-name="gr14" draw:text-style-name="P1" draw:layer="layout" svg:x1="9.51cm" svg:y1="13.336cm" svg:x2="3.795cm" svg:y2="13.336cm">
          <text:p/>
        </draw:line>
        <draw:line draw:style-name="gr14" draw:text-style-name="P1" draw:layer="layout" svg:x1="9.51cm" svg:y1="2.655cm" svg:x2="9.51cm" svg:y2="13.336cm">
          <text:p/>
        </draw:line>
        <draw:custom-shape draw:style-name="gr15" draw:text-style-name="P1" draw:layer="layout" svg:width="0.62cm" svg:height="9.525cm" svg:x="3.075cm" svg:y="3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264cm" svg:height="0.636cm" svg:x="3.463cm" svg:y="3.49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264cm" svg:height="0.636cm" svg:x="3.463cm" svg:y="5.59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264cm" svg:height="0.636cm" svg:x="3.463cm" svg:y="7.69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264cm" svg:height="0.636cm" svg:x="3.463cm" svg:y="9.59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264cm" svg:height="0.636cm" svg:x="3.463cm" svg:y="11.69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5.715cm" svg:height="3.175cm" svg:x="3.795cm" svg:y="10.161cm">
          <text:p/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15.742cm" svg:height="15.749cm" svg:x="29.845cm" svg:y="0.001cm">
          <draw:image xlink:href="Pictures/1000000100000A0B00000A0C1B429468.png" xlink:type="simple" xlink:show="embed" xlink:actuate="onLoad" draw:mime-type="image/png">
            <text:p/>
          </draw:image>
        </draw:frame>
        <draw:frame draw:style-name="gr18" draw:text-style-name="P9" draw:layer="layout" svg:width="1.805cm" svg:height="0.962cm" svg:x="1.735cm" svg:y="11.431cm">
          <draw:text-box>
            <text:p>A5</text:p>
          </draw:text-box>
        </draw:frame>
        <draw:frame draw:style-name="gr18" draw:text-style-name="P9" draw:layer="layout" svg:width="1.805cm" svg:height="0.962cm" svg:x="1.735cm" svg:y="5.489cm">
          <draw:text-box>
            <text:p>A2</text:p>
          </draw:text-box>
        </draw:frame>
        <draw:frame draw:style-name="gr18" draw:text-style-name="P9" draw:layer="layout" svg:width="1.805cm" svg:height="0.962cm" svg:x="1.735cm" svg:y="7.494cm">
          <draw:text-box>
            <text:p>A3</text:p>
          </draw:text-box>
        </draw:frame>
        <draw:frame draw:style-name="gr18" draw:text-style-name="P9" draw:layer="layout" svg:width="1.805cm" svg:height="0.962cm" svg:x="1.735cm" svg:y="9.399cm">
          <draw:text-box>
            <text:p>A4</text:p>
          </draw:text-box>
        </draw:frame>
        <draw:frame draw:style-name="gr18" draw:text-style-name="P9" draw:layer="layout" svg:width="1.805cm" svg:height="0.962cm" svg:x="1.735cm" svg:y="3.284cm">
          <draw:text-box>
            <text:p>A1</text:p>
          </draw:text-box>
        </draw:frame>
        <draw:line draw:style-name="gr19" draw:text-style-name="P1" draw:layer="layout" svg:x1="3.795cm" svg:y1="2.541cm" svg:x2="3.81cm" svg:y2="1.905cm">
          <text:p/>
        </draw:line>
        <draw:line draw:style-name="gr19" draw:text-style-name="P1" draw:layer="layout" svg:x1="9.51cm" svg:y1="2.655cm" svg:x2="9.525cm" svg:y2="1.905cm">
          <text:p/>
        </draw:line>
        <draw:line draw:style-name="gr19" draw:text-style-name="P1" draw:layer="layout" svg:x1="3.795cm" svg:y1="1.905cm" svg:x2="5.715cm" svg:y2="1.905cm">
          <text:p/>
        </draw:line>
        <draw:line draw:style-name="gr19" draw:text-style-name="P1" draw:layer="layout" svg:x1="9.525cm" svg:y1="1.905cm" svg:x2="7.62cm" svg:y2="1.905cm">
          <text:p/>
        </draw:line>
        <draw:frame draw:style-name="gr20" draw:text-style-name="P9" draw:layer="layout" svg:width="1.905cm" svg:height="1.27cm" svg:x="5.715cm" svg:y="1.27cm">
          <draw:text-box>
            <text:p>130</text:p>
          </draw:text-box>
        </draw:frame>
        <presentation:notes draw:style-name="dp2">
          <draw:page-thumbnail draw:style-name="gr13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21" draw:text-style-name="P4" draw:layer="layout" svg:width="8.372cm" svg:height="3.505cm" svg:x="9.833cm" svg:y="11.1cm">
          <text:p/>
          <draw:enhanced-geometry svg:viewBox="0 0 21600 21600" draw:type="rectangle" draw:enhanced-path="M 0 0 L 21600 0 21600 21600 0 21600 0 0 Z N"/>
        </draw:custom-shape>
        <draw:frame draw:style-name="gr18" draw:text-style-name="P10" xml:id="id3" draw:id="id3" draw:layer="layout" svg:width="1.905cm" svg:height="0.962cm" svg:x="1.77cm" svg:y="5.234cm">
          <draw:text-box>
            <text:p><text:span text:style-name="T1">5V</text:span></text:p>
          </draw:text-box>
        </draw:frame>
        <draw:frame draw:style-name="gr11" draw:text-style-name="P10" draw:layer="layout" svg:width="6.337cm" svg:height="1.6cm" svg:x="10.598cm" svg:y="12.7cm">
          <draw:text-box>
            <text:p><text:span text:style-name="T1">Arduino MKR1500</text:span></text:p>
          </draw:text-box>
        </draw:frame>
        <draw:frame draw:style-name="gr10" draw:text-style-name="P10" xml:id="id1" draw:id="id1" draw:layer="layout" svg:width="2.375cm" svg:height="1.27cm" svg:x="1.435cm" svg:y="9.525cm">
          <draw:text-box>
            <text:p><text:span text:style-name="T1">GND</text:span></text:p>
          </draw:text-box>
        </draw:frame>
        <draw:custom-shape draw:style-name="gr22" draw:text-style-name="P4" draw:layer="layout" svg:width="10.16cm" svg:height="3.505cm" svg:x="6.455cm" svg:y="1.245cm">
          <text:p/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6.337cm" svg:height="1.673cm" svg:x="8.372cm" svg:y="1.409cm">
          <draw:text-box>
            <text:p><text:span text:style-name="T1">H</text:span><text:span text:style-name="T1">C</text:span><text:span text:style-name="T1">-</text:span><text:span text:style-name="T1">S</text:span><text:span text:style-name="T1">R</text:span><text:span text:style-name="T1">0</text:span><text:span text:style-name="T1">4</text:span></text:p>
            <text:p><text:span text:style-name="T1">(s</text:span><text:span text:style-name="T1">o</text:span><text:span text:style-name="T1">n</text:span><text:span text:style-name="T1">ar</text:span><text:span text:style-name="T1">)</text:span></text:p>
          </draw:text-box>
        </draw:frame>
        <draw:frame draw:style-name="gr23" draw:text-style-name="P10" xml:id="id2" draw:id="id2" draw:layer="layout" svg:width="2.527cm" svg:height="1.673cm" svg:x="6.468cm" svg:y="3.009cm">
          <draw:text-box>
            <text:p><text:span text:style-name="T1">G</text:span><text:span text:style-name="T1">N</text:span><text:span text:style-name="T1">D</text:span></text:p>
          </draw:text-box>
        </draw:frame>
        <draw:frame draw:style-name="gr23" draw:text-style-name="P10" draw:layer="layout" svg:width="2.527cm" svg:height="1.673cm" svg:x="9.008cm" svg:y="3.037cm">
          <draw:text-box>
            <text:p><text:span text:style-name="T1">echo</text:span></text:p>
          </draw:text-box>
        </draw:frame>
        <draw:frame draw:style-name="gr23" draw:text-style-name="P10" xml:id="id6" draw:id="id6" draw:layer="layout" svg:width="2.527cm" svg:height="1.673cm" svg:x="11.582cm" svg:y="2.98cm">
          <draw:text-box>
            <text:p><text:span text:style-name="T1">trig</text:span></text:p>
          </draw:text-box>
        </draw:frame>
        <draw:frame draw:style-name="gr23" draw:text-style-name="P10" xml:id="id4" draw:id="id4" draw:layer="layout" svg:width="2.527cm" svg:height="1.673cm" svg:x="14.109cm" svg:y="2.98cm">
          <draw:text-box>
            <text:p><text:span text:style-name="T1">VDD</text:span></text:p>
            <text:p><text:span text:style-name="T1">(5V)</text:span></text:p>
          </draw:text-box>
        </draw:frame>
        <draw:connector draw:style-name="gr24" draw:text-style-name="P7" xml:id="id10" draw:id="id10" draw:layer="layout" svg:x1="3.81cm" svg:y1="10.16cm" svg:x2="7.731cm" svg:y2="4.682cm" draw:start-shape="id1" draw:start-glue-point="1" draw:end-shape="id2" draw:end-glue-point="2" svg:d="M3810 10160h3921v-5478" svg:viewBox="0 0 3922 5479">
          <text:p/>
        </draw:connector>
        <draw:connector draw:style-name="gr24" draw:text-style-name="P7" draw:layer="layout" svg:x1="3.675cm" svg:y1="5.715cm" svg:x2="15.372cm" svg:y2="4.653cm" draw:start-shape="id3" draw:start-glue-point="1" draw:end-shape="id4" draw:end-glue-point="2" svg:d="M3675 5715h11697v-1062" svg:viewBox="0 0 11698 1063">
          <text:p/>
        </draw:connector>
        <draw:frame draw:style-name="gr23" draw:text-style-name="P10" xml:id="id5" draw:id="id5" draw:layer="layout" svg:width="2.527cm" svg:height="1.673cm" svg:x="15.535cm" svg:y="11.1cm">
          <draw:text-box>
            <text:p><text:span text:style-name="T1">P</text:span><text:span text:style-name="T1">A</text:span><text:span text:style-name="T1">2</text:span><text:span text:style-name="T1">2</text:span></text:p>
            <text:p><text:span text:style-name="T1">D</text:span><text:span text:style-name="T1">0</text:span></text:p>
          </draw:text-box>
        </draw:frame>
        <draw:frame draw:style-name="gr23" draw:text-style-name="P10" draw:layer="layout" svg:width="2.527cm" svg:height="1.673cm" svg:x="9.833cm" svg:y="11.1cm">
          <draw:text-box>
            <text:p><text:span text:style-name="T1">PA2</text:span><text:span text:style-name="T1">3</text:span></text:p>
            <text:p><text:span text:style-name="T1">D1</text:span></text:p>
          </draw:text-box>
        </draw:frame>
        <draw:connector draw:style-name="gr24" draw:text-style-name="P7" draw:layer="layout" svg:x1="16.798cm" svg:y1="11.1cm" svg:x2="12.845cm" svg:y2="4.653cm" draw:start-shape="id5" draw:start-glue-point="0" draw:end-shape="id6" draw:end-glue-point="2" svg:d="M16798 11100v-3223h-3953v-3224" svg:viewBox="0 0 3954 6448">
          <text:p/>
        </draw:connector>
        <draw:custom-shape draw:style-name="gr25" draw:text-style-name="P1" draw:layer="layout" svg:width="2.553cm" svg:height="1.741cm" svg:x="6.455cm" svg:y="3.00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xml:id="id7" draw:id="id7" draw:layer="layout" svg:width="2.553cm" svg:height="1.741cm" svg:x="8.982cm" svg:y="3.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553cm" svg:height="1.741cm" svg:x="11.535cm" svg:y="3.01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553cm" svg:height="1.741cm" svg:x="14.062cm" svg:y="3.0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xml:id="id12" draw:id="id12" draw:layer="layout" svg:width="2.553cm" svg:height="1.741cm" svg:x="9.807cm" svg:y="11.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553cm" svg:height="1.741cm" svg:x="15.652cm" svg:y="11.09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xml:id="id8" draw:id="id8" draw:layer="layout" svg:width="0.635cm" svg:height="1.27cm" svg:x="9.89cm" svg:y="6.18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xml:id="id9" draw:id="id9" draw:layer="layout" svg:width="0.635cm" svg:height="1.27cm" svg:x="9.89cm" svg:y="8.155cm">
          <text:p/>
          <draw:enhanced-geometry svg:viewBox="0 0 21600 21600" draw:type="rectangle" draw:enhanced-path="M 0 0 L 21600 0 21600 21600 0 21600 0 0 Z N"/>
        </draw:custom-shape>
        <draw:connector draw:style-name="gr24" draw:text-style-name="P7" draw:layer="layout" svg:x1="10.258cm" svg:y1="4.751cm" svg:x2="10.207cm" svg:y2="6.185cm" draw:start-shape="id7" draw:start-glue-point="2" draw:end-shape="id8" draw:end-glue-point="0" svg:d="M10258 4751v717h-51v717" svg:viewBox="0 0 52 1435">
          <text:p/>
        </draw:connector>
        <draw:connector draw:style-name="gr24" draw:text-style-name="P7" xml:id="id11" draw:id="id11" draw:layer="layout" svg:x1="10.207cm" svg:y1="7.455cm" svg:x2="10.207cm" svg:y2="8.155cm" draw:start-shape="id8" draw:start-glue-point="2" draw:end-shape="id9" draw:end-glue-point="0" svg:d="M10207 7455v700" svg:viewBox="0 0 1 701">
          <text:p/>
        </draw:connector>
        <draw:connector draw:style-name="gr24" draw:text-style-name="P7" draw:layer="layout" svg:x1="10.207cm" svg:y1="9.425cm" svg:x2="7.731cm" svg:y2="10.16cm" draw:start-shape="id9" draw:start-glue-point="2" draw:end-shape="id10" draw:end-glue-point="0" svg:d="M10207 9425v735h-2476" svg:viewBox="0 0 2477 736">
          <text:p/>
        </draw:connector>
        <draw:connector draw:style-name="gr24" draw:text-style-name="P7" draw:layer="layout" draw:line-skew="-1.822cm" svg:x1="10.207cm" svg:y1="7.805cm" svg:x2="11.083cm" svg:y2="11.1cm" draw:start-shape="id11" draw:start-glue-point="0" draw:end-shape="id12" draw:end-glue-point="0" svg:d="M10207 7805h876v3295" svg:viewBox="0 0 877 3296">
          <text:p/>
        </draw:connector>
        <draw:frame draw:style-name="gr10" draw:text-style-name="P12" draw:layer="layout" svg:width="1.794cm" svg:height="1.27cm" svg:x="8.031cm" svg:y="8.255cm">
          <draw:text-box>
            <text:p text:style-name="P11"><text:span text:style-name="T2">5K</text:span><text:span text:style-name="T3">Ω</text:span></text:p>
          </draw:text-box>
        </draw:frame>
        <draw:frame draw:style-name="gr10" draw:text-style-name="P13" draw:layer="layout" svg:width="2.794cm" svg:height="1.27cm" svg:x="7.731cm" svg:y="6.35cm">
          <draw:text-box>
            <text:p><text:span text:style-name="T1">10K</text:span><text:span text:style-name="T3">Ω</text:span></text:p>
          </draw:text-box>
        </draw:frame>
        <draw:frame draw:style-name="gr10" draw:text-style-name="P13" draw:layer="layout" svg:width="1.905cm" svg:height="1.27cm" svg:x="11.03cm" svg:y="7.355cm">
          <draw:text-box>
            <text:p><text:span text:style-name="T1">2:1</text:span></text:p>
          </draw:text-box>
        </draw:frame>
        <presentation:notes draw:style-name="dp2">
          <draw:page-thumbnail draw:style-name="gr13" draw:layer="layout" svg:width="18.624cm" svg:height="10.476cm" svg:x="1.482cm" svg:y="2.123cm" draw:page-number="3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28" draw:text-style-name="P8" draw:layer="layout" svg:width="5.715cm" svg:height="3.175cm" svg:x="11.43cm" svg:y="10.16cm">
          <text:p/>
          <draw:enhanced-geometry svg:viewBox="0 0 21600 21600" draw:type="rectangle" draw:enhanced-path="M 0 0 L 21600 0 21600 21600 0 21600 0 0 Z N"/>
        </draw:custom-shape>
        <draw:line draw:style-name="gr29" draw:text-style-name="P1" draw:layer="layout" svg:x1="11.43cm" svg:y1="2.54cm" svg:x2="11.43cm" svg:y2="13.335cm">
          <text:p/>
        </draw:line>
        <draw:line draw:style-name="gr29" draw:text-style-name="P1" draw:layer="layout" svg:x1="17.145cm" svg:y1="13.335cm" svg:x2="11.43cm" svg:y2="13.335cm">
          <text:p/>
        </draw:line>
        <draw:line draw:style-name="gr29" draw:text-style-name="P1" draw:layer="layout" svg:x1="17.145cm" svg:y1="2.654cm" svg:x2="17.145cm" svg:y2="13.335cm">
          <text:p/>
        </draw:line>
        <draw:custom-shape draw:style-name="gr30" draw:text-style-name="P7" draw:layer="layout" svg:width="2.205cm" svg:height="1.27cm" svg:x="11.765cm" svg:y="3.205cm">
          <text:p text:style-name="P7">Sonar</text:p>
          <draw:enhanced-geometry svg:viewBox="0 0 21600 21600" draw:type="rectangle" draw:enhanced-path="M 0 0 L 21600 0 21600 21600 0 21600 0 0 Z N"/>
        </draw:custom-shape>
        <draw:circle draw:style-name="gr24" draw:text-style-name="P7" draw:layer="layout" svg:width="1.27cm" svg:height="1.27cm" svg:x="12.1cm" svg:y="3.91cm" draw:kind="arc" draw:start-angle="213.69" draw:end-angle="330.93">
          <text:p/>
        </draw:circle>
        <draw:ellipse draw:style-name="gr24" draw:text-style-name="P7" draw:layer="layout" svg:width="2.233cm" svg:height="3.261cm" svg:x="11.678cm" svg:y="3.358cm" draw:kind="arc" draw:start-angle="213.69" draw:end-angle="330.93">
          <text:p/>
        </draw:ellipse>
        <draw:ellipse draw:style-name="gr24" draw:text-style-name="P7" draw:layer="layout" svg:width="2.069cm" svg:height="2.879cm" svg:x="11.733cm" svg:y="2.902cm" draw:kind="arc" draw:start-angle="213.69" draw:end-angle="330.93">
          <text:p/>
        </draw:ellipse>
        <draw:ellipse draw:style-name="gr24" draw:text-style-name="P7" draw:layer="layout" svg:width="2.233cm" svg:height="3.261cm" svg:x="11.678cm" svg:y="4.058cm" draw:kind="arc" draw:start-angle="213.69" draw:end-angle="330.93">
          <text:p/>
        </draw:ellipse>
        <draw:ellipse draw:style-name="gr24" draw:text-style-name="P7" draw:layer="layout" svg:width="2.233cm" svg:height="3.261cm" svg:x="11.678cm" svg:y="5.258cm" draw:kind="arc" draw:start-angle="213.69" draw:end-angle="330.93">
          <text:p/>
        </draw:ellipse>
        <draw:ellipse draw:style-name="gr24" draw:text-style-name="P7" draw:layer="layout" svg:width="2.233cm" svg:height="3.261cm" svg:x="11.678cm" svg:y="6.658cm" draw:kind="arc" draw:start-angle="213.69" draw:end-angle="330.93">
          <text:p/>
        </draw:ellipse>
        <draw:custom-shape draw:style-name="gr15" draw:text-style-name="P1" draw:layer="layout" svg:width="0.62cm" svg:height="9.525cm" svg:x="10.176cm" svg:y="3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264cm" svg:height="0.636cm" svg:x="10.564cm" svg:y="3.49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264cm" svg:height="0.636cm" svg:x="10.564cm" svg:y="5.59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264cm" svg:height="0.636cm" svg:x="10.564cm" svg:y="7.69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264cm" svg:height="0.636cm" svg:x="10.564cm" svg:y="9.59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264cm" svg:height="0.636cm" svg:x="10.564cm" svg:y="11.693cm">
          <text:p/>
          <draw:enhanced-geometry svg:viewBox="0 0 21600 21600" draw:type="rectangle" draw:enhanced-path="M 0 0 L 21600 0 21600 21600 0 21600 0 0 Z N"/>
        </draw:custom-shape>
        <draw:frame draw:style-name="gr18" draw:text-style-name="P9" draw:layer="layout" svg:width="1.805cm" svg:height="0.962cm" svg:x="8.836cm" svg:y="11.431cm">
          <draw:text-box>
            <text:p>A5</text:p>
          </draw:text-box>
        </draw:frame>
        <draw:frame draw:style-name="gr18" draw:text-style-name="P9" draw:layer="layout" svg:width="1.805cm" svg:height="0.962cm" svg:x="8.836cm" svg:y="5.489cm">
          <draw:text-box>
            <text:p>A2</text:p>
          </draw:text-box>
        </draw:frame>
        <draw:frame draw:style-name="gr18" draw:text-style-name="P9" draw:layer="layout" svg:width="1.805cm" svg:height="0.962cm" svg:x="8.836cm" svg:y="7.494cm">
          <draw:text-box>
            <text:p>A3</text:p>
          </draw:text-box>
        </draw:frame>
        <draw:frame draw:style-name="gr18" draw:text-style-name="P9" draw:layer="layout" svg:width="1.805cm" svg:height="0.962cm" svg:x="8.836cm" svg:y="9.399cm">
          <draw:text-box>
            <text:p>A4</text:p>
          </draw:text-box>
        </draw:frame>
        <draw:frame draw:style-name="gr18" draw:text-style-name="P9" draw:layer="layout" svg:width="1.805cm" svg:height="0.962cm" svg:x="8.836cm" svg:y="3.284cm">
          <draw:text-box>
            <text:p>A1</text:p>
          </draw:text-box>
        </draw:frame>
        <draw:line draw:style-name="gr19" draw:text-style-name="P1" draw:layer="layout" svg:x1="11.43cm" svg:y1="13.335cm" svg:x2="11.43cm" svg:y2="14.49cm">
          <text:p/>
        </draw:line>
        <draw:line draw:style-name="gr19" draw:text-style-name="P1" draw:layer="layout" svg:x1="17.145cm" svg:y1="13.335cm" svg:x2="17.145cm" svg:y2="14.49cm">
          <text:p/>
        </draw:line>
        <draw:line draw:style-name="gr19" draw:text-style-name="P1" draw:layer="layout" svg:x1="11.415cm" svg:y1="14.49cm" svg:x2="13.335cm" svg:y2="14.49cm">
          <text:p/>
        </draw:line>
        <draw:line draw:style-name="gr19" draw:text-style-name="P1" draw:layer="layout" svg:x1="17.145cm" svg:y1="14.49cm" svg:x2="15.24cm" svg:y2="14.49cm">
          <text:p/>
        </draw:line>
        <draw:frame draw:style-name="gr20" draw:text-style-name="P9" draw:layer="layout" svg:width="1.905cm" svg:height="1.27cm" svg:x="13.335cm" svg:y="13.855cm">
          <draw:text-box>
            <text:p>130</text:p>
          </draw:text-box>
        </draw:frame>
        <draw:line draw:style-name="gr19" draw:text-style-name="P1" draw:layer="layout" svg:x1="18.415cm" svg:y1="8.255cm" svg:x2="18.415cm" svg:y2="13.335cm">
          <text:p/>
        </draw:line>
        <draw:line draw:style-name="gr19" draw:text-style-name="P1" draw:layer="layout" svg:x1="18.415cm" svg:y1="2.654cm" svg:x2="18.415cm" svg:y2="6.35cm">
          <text:p/>
        </draw:line>
        <draw:line draw:style-name="gr19" draw:text-style-name="P1" draw:layer="layout" svg:x1="18.415cm" svg:y1="13.335cm" svg:x2="17.145cm" svg:y2="13.335cm">
          <text:p/>
        </draw:line>
        <draw:line draw:style-name="gr19" draw:text-style-name="P1" draw:layer="layout" svg:x1="18.415cm" svg:y1="2.654cm" svg:x2="17.145cm" svg:y2="2.654cm">
          <text:p/>
        </draw:line>
        <draw:frame draw:style-name="gr20" draw:text-style-name="P9" draw:layer="layout" svg:width="1.905cm" svg:height="1.27cm" svg:x="14.605cm" svg:y="6.35cm">
          <draw:text-box>
            <text:p>210</text:p>
          </draw:text-box>
        </draw:frame>
        <draw:line draw:style-name="gr19" draw:text-style-name="P1" draw:layer="layout" svg:x1="15.415cm" svg:y1="8.256cm" svg:x2="15.415cm" svg:y2="13.336cm">
          <text:p/>
        </draw:line>
        <draw:line draw:style-name="gr19" draw:text-style-name="P1" draw:layer="layout" svg:x1="15.415cm" svg:y1="3.175cm" svg:x2="15.415cm" svg:y2="6.351cm">
          <text:p/>
        </draw:line>
        <draw:line draw:style-name="gr19" draw:text-style-name="P1" draw:layer="layout" svg:x1="15.415cm" svg:y1="13.336cm" svg:x2="14.145cm" svg:y2="13.336cm">
          <text:p/>
        </draw:line>
        <draw:line draw:style-name="gr19" draw:text-style-name="P1" draw:layer="layout" svg:x1="15.415cm" svg:y1="3.175cm" svg:x2="14.145cm" svg:y2="3.175cm">
          <text:p/>
        </draw:line>
        <draw:frame draw:style-name="gr20" draw:text-style-name="P9" draw:layer="layout" svg:width="1.905cm" svg:height="1.27cm" svg:x="17.78cm" svg:y="6.35cm">
          <draw:text-box>
            <text:p>235</text:p>
          </draw:text-box>
        </draw:frame>
        <presentation:notes draw:style-name="dp2">
          <draw:page-thumbnail draw:style-name="gr13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999999" draw:end-color="#000000" draw:start-intensity="100%" draw:end-intensity="100%" draw:angle="1deg" draw:border="0%">
      <loext:gradient-stop svg:offset="0" loext:color-type="rgb" loext:color-value="#999999"/>
      <loext:gradient-stop svg:offset="1" loext:color-type="rgb" loext:color-value="#0000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17:44:50.891534325</meta:creation-date>
    <dc:date>2025-04-23T09:44:19.509704834</dc:date>
    <meta:editing-duration>PT9H43M34S</meta:editing-duration>
    <meta:editing-cycles>8</meta:editing-cycles>
    <meta:generator>LibreOffice/24.2.7.2$Linux_X86_64 LibreOffice_project/420$Build-2</meta:generator>
    <meta:print-date>2025-04-21T15:57:35.238644432</meta:print-date>
    <meta:printed-by>PDF files</meta:printed-by>
    <meta:document-statistic meta:object-count="207"/>
  </office:meta>
</office:document-meta>
</file>